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2.1256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9465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82">
            <text:p>0.082</text:p>
          </table:table-cell>
          <table:table-cell office:value-type="string">
            <text:p>ppm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string">
            <text:p>ppm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40110006">
            <text:p>540110006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580">
            <text:p>26580</text:p>
          </table:table-cell>
          <table:table-cell office:value-type="string">
            <text:p>Huntington-Ashland, WV-KY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1">
            <text:p>11</text:p>
          </table:table-cell>
          <table:table-cell office:value-type="string">
            <text:p>Cabell</text:p>
          </table:table-cell>
          <table:table-cell office:value-type="float" office:value="38.4241330009188">
            <text:p>38.4241330009</text:p>
          </table:table-cell>
          <table:table-cell office:value-type="float" office:value="-82.4259">
            <text:p>-82.4259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string">
            <text:p>ppm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string">
            <text:p>ppm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string">
            <text:p>ppm</text:p>
          </table:table-cell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40250003">
            <text:p>54025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5">
            <text:p>25</text:p>
          </table:table-cell>
          <table:table-cell office:value-type="string">
            <text:p>Greenbrier</text:p>
          </table:table-cell>
          <table:table-cell office:value-type="float" office:value="37.9085330009149">
            <text:p>37.9085330009</text:p>
          </table:table-cell>
          <table:table-cell office:value-type="float" office:value="-80.632633">
            <text:p>-80.632633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40291004">
            <text:p>540291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260">
            <text:p>48260</text:p>
          </table:table-cell>
          <table:table-cell office:value-type="string">
            <text:p>Weirton-Steubenville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29">
            <text:p>29</text:p>
          </table:table-cell>
          <table:table-cell office:value-type="string">
            <text:p>Hancock</text:p>
          </table:table-cell>
          <table:table-cell office:value-type="float" office:value="40.42153886589">
            <text:p>40.4215388659</text:p>
          </table:table-cell>
          <table:table-cell office:value-type="float" office:value="-80.5807174536949">
            <text:p>-80.5807174537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89">
            <text:p>0.089</text:p>
          </table:table-cell>
          <table:table-cell office:value-type="string">
            <text:p>ppm</text:p>
          </table:table-cell>
          <table:table-cell office:value-type="float" office:value="135">
            <text:p>1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88">
            <text:p>0.088</text:p>
          </table:table-cell>
          <table:table-cell office:value-type="string">
            <text:p>ppm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85">
            <text:p>0.085</text:p>
          </table:table-cell>
          <table:table-cell office:value-type="string">
            <text:p>ppm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string">
            <text:p>ppm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40390010">
            <text:p>540390010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16620">
            <text:p>16620</text:p>
          </table:table-cell>
          <table:table-cell office:value-type="string">
            <text:p>Charlesto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39">
            <text:p>39</text:p>
          </table:table-cell>
          <table:table-cell office:value-type="string">
            <text:p>Kanawha</text:p>
          </table:table-cell>
          <table:table-cell office:value-type="float" office:value="38.3456000009183">
            <text:p>38.3456000009</text:p>
          </table:table-cell>
          <table:table-cell office:value-type="float" office:value="-81.628317">
            <text:p>-81.628317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string">
            <text:p>ppm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91">
            <text:p>0.091</text:p>
          </table:table-cell>
          <table:table-cell office:value-type="string">
            <text:p>ppm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92">
            <text:p>0.092</text:p>
          </table:table-cell>
          <table:table-cell office:value-type="string">
            <text:p>ppm</text:p>
          </table:table-cell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40610003">
            <text:p>54061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4060">
            <text:p>34060</text:p>
          </table:table-cell>
          <table:table-cell office:value-type="string">
            <text:p>Morgantown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1">
            <text:p>61</text:p>
          </table:table-cell>
          <table:table-cell office:value-type="string">
            <text:p>Monongalia</text:p>
          </table:table-cell>
          <table:table-cell office:value-type="float" office:value="39.6493670009271">
            <text:p>39.6493670009</text:p>
          </table:table-cell>
          <table:table-cell office:value-type="float" office:value="-79.920867">
            <text:p>-79.920867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string">
            <text:p>ppm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88">
            <text:p>0.088</text:p>
          </table:table-cell>
          <table:table-cell office:value-type="string">
            <text:p>ppm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86">
            <text:p>0.086</text:p>
          </table:table-cell>
          <table:table-cell office:value-type="string">
            <text:p>ppm</text:p>
          </table:table-cell>
          <table:table-cell office:value-type="float" office:value="127">
            <text:p>1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40690007">
            <text:p>540690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8540">
            <text:p>48540</text:p>
          </table:table-cell>
          <table:table-cell office:value-type="string">
            <text:p>Wheeling, WV-OH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69">
            <text:p>69</text:p>
          </table:table-cell>
          <table:table-cell office:value-type="string">
            <text:p>Oh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88">
            <text:p>0.088</text:p>
          </table:table-cell>
          <table:table-cell office:value-type="string">
            <text:p>ppm</text:p>
          </table:table-cell>
          <table:table-cell office:value-type="float" office:value="132">
            <text:p>1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95">
            <text:p>0.095</text:p>
          </table:table-cell>
          <table:table-cell office:value-type="string">
            <text:p>ppm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string">
            <text:p>ppm</text:p>
          </table:table-cell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string">
            <text:p>ppm</text:p>
          </table:table-cell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83">
            <text:p>0.083</text:p>
          </table:table-cell>
          <table:table-cell office:value-type="string">
            <text:p>ppm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81">
            <text:p>0.081</text:p>
          </table:table-cell>
          <table:table-cell office:value-type="string">
            <text:p>ppm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string">
            <text:p>ppm</text:p>
          </table:table-cell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541071002">
            <text:p>5410710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7620">
            <text:p>37620</text:p>
          </table:table-cell>
          <table:table-cell office:value-type="string">
            <text:p>Parkersburg-Vienna, WV</text:p>
          </table:table-cell>
          <table:table-cell office:value-type="float" office:value="54">
            <text:p>54</text:p>
          </table:table-cell>
          <table:table-cell office:value-type="string">
            <text:p>West Virginia</text:p>
          </table:table-cell>
          <table:table-cell office:value-type="float" office:value="107">
            <text:p>107</text:p>
          </table:table-cell>
          <table:table-cell office:value-type="string">
            <text:p>Wood</text:p>
          </table:table-cell>
          <table:table-cell office:value-type="float" office:value="39.3235330009251">
            <text:p>39.3235330009</text:p>
          </table:table-cell>
          <table:table-cell office:value-type="float" office:value="-81.552367">
            <text:p>-81.552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880" meta:object-count="0"/>
    <meta:generator>LibreOffice/3.5$Linux_X86_64 LibreOffice_project/350m1$Build-2</meta:generator>
  </office:meta>
</office:document-meta>
</file>